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order="thin solid #000000" style:vertical-align="middle" fo:background-color="transparent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4.07458333333333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10.6097916666667cm"/>
    </style:style>
    <style:style style:name="co4" style:family="table-column">
      <style:table-column-properties fo:break-before="auto" style:column-width="4.312708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5"/>
        <table:table-column table:style-name="co2" table:default-cell-style-name="ce1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Platform URI</text:p>
          </table:table-cell>
          <table:table-cell office:value-type="string" table:style-name="ce2">
            <text:p>Platform has &lt;relationship&gt; Sensor</text:p>
          </table:table-cell>
          <table:table-cell office:value-type="string" table:style-name="ce3">
            <text:p>Sensor URI</text:p>
          </table:table-cell>
          <table:table-cell office:value-type="string" table:style-name="ce3">
            <text:p>Sensor has &lt;relationship&gt; 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alos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41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aqua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<text:a xlink:href="http://vocab.nerc.ac.uk/collection/L22/current/TOOL1063/">http://vocab.nerc.ac.uk/collection/L22/current/TOOL1063/</text:a></text:p>
          </table:table-cell>
          <table:table-cell office:value-type="string" table:style-name="ce6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aqua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66/">http://vocab.nerc.ac.uk/collection/L22/current/TOOL1066/</text:a>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lat_aqua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<text:a xlink:href="http://vocab.nerc.ac.uk/collection/L22/current/TOOL1067/">http://vocab.nerc.ac.uk/collection/L22/current/TOOL1067/</text:a></text:p>
          </table:table-cell>
          <table:table-cell office:value-type="string" table:style-name="ce6">
            <text:p>hasPlatform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4">
            <text:p>plat_aqua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35/">http://vocab.nerc.ac.uk/collection/L22/current/TOOL1035/</text:a>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aura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39/">http://vocab.nerc.ac.uk/collection/L22/current/TOOL1039/</text:a>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coriolis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60/">http://vocab.nerc.ac.uk/collection/L22/current/TOOL1060/</text:a>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lat_dmsp_F08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52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lat_dmsp_F10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52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lat_dmsp_F11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52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lat_dmsp_F12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52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lat_dmsp_F13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52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lat_dmsp_F14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52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lat_dmsp_F15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52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envisat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61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envisat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69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envisat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82/">http://vocab.nerc.ac.uk/collection/L22/current/TOOL1082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envisat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86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envisat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87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envisat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47/">http://vocab.nerc.ac.uk/collection/L22/current/TOOL1047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4">
            <text:p>plat_envisat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48/">http://vocab.nerc.ac.uk/collection/L22/current/TOOL1048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number-rows-repeated="2" table:style-name="ro1">
          <table:table-cell office:value-type="string" table:style-name="ce7">
            <text:p>plat_ers1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<text:a xlink:href="http://vocab.nerc.ac.uk/collection/L22/current/TOOL1064/">http://vocab.nerc.ac.uk/collection/L22/current/TOOL1064/</text:a>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7">
            <text:p>plat_ers1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<text:a xlink:href="http://vocab.nerc.ac.uk/collection/L22/current/TOOL1072/">http://vocab.nerc.ac.uk/collection/L22/current/TOOL1072/</text:a>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7">
            <text:p>plat_ers1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http://vocab.nerc.ac.uk/collection/L22/current/TOOL1046/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number-rows-repeated="2" table:style-name="ro1">
          <table:table-cell office:value-type="string" table:style-name="ce7">
            <text:p>plat_ers2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<text:a xlink:href="http://vocab.nerc.ac.uk/collection/L22/current/TOOL1064/">http://vocab.nerc.ac.uk/collection/L22/current/TOOL1064/</text:a>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4">
            <text:p>plat_ers2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3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ers2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80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ers2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46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FY-3A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37/">http://vocab.nerc.ac.uk/collection/L22/current/TOOL1037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FY-3B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37/">http://vocab.nerc.ac.uk/collection/L22/current/TOOL1037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FY-3C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37/">http://vocab.nerc.ac.uk/collection/L22/current/TOOL1037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FY-3D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37/">http://vocab.nerc.ac.uk/collection/L22/current/TOOL1037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FY-3F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37/">http://vocab.nerc.ac.uk/collection/L22/current/TOOL1037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comW1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65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comW2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65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comW3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65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fo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78/">http://vocab.nerc.ac.uk/collection/L22/current/TOOL1078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goes_08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http://vocab.nerc.ac.uk/collection/L22/current/TOOL1090/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7">
            <text:p>plat_goes_09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http://vocab.nerc.ac.uk/collection/L22/current/TOOL1090/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7">
            <text:p>plat_goes_09_bk</text:p>
          </table:table-cell>
          <table:table-cell office:value-type="string" table:style-name="ce6">
            <text:p>hasSensor</text:p>
          </table:table-cell>
          <table:table-cell office:value-type="string" table:style-name="ce9">
            <text:p><text:a xlink:href="http://vocab.nerc.ac.uk/collection/L22/current/TOOL1090/">http://vocab.nerc.ac.uk/collection/L22/current/TOOL1090/</text:a>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7">
            <text:p>plat_goes_10</text:p>
          </table:table-cell>
          <table:table-cell office:value-type="string" table:style-name="ce6">
            <text:p>hasSensor</text:p>
          </table:table-cell>
          <table:table-cell office:value-type="string" table:style-name="ce9">
            <text:p><text:a xlink:href="http://vocab.nerc.ac.uk/collection/L22/current/TOOL1090/">http://vocab.nerc.ac.uk/collection/L22/current/TOOL1090/</text:a>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7">
            <text:p>plat_goes_10_SA</text:p>
          </table:table-cell>
          <table:table-cell office:value-type="string" table:style-name="ce6">
            <text:p>hasSensor</text:p>
          </table:table-cell>
          <table:table-cell office:value-type="string" table:style-name="ce9">
            <text:p><text:a xlink:href="http://vocab.nerc.ac.uk/collection/L22/current/TOOL1090/">http://vocab.nerc.ac.uk/collection/L22/current/TOOL1090/</text:a>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7">
            <text:p>plat_goes_11</text:p>
          </table:table-cell>
          <table:table-cell office:value-type="string" table:style-name="ce6">
            <text:p>hasSensor</text:p>
          </table:table-cell>
          <table:table-cell office:value-type="string" table:style-name="ce9">
            <text:p><text:a xlink:href="http://vocab.nerc.ac.uk/collection/L22/current/TOOL1090/">http://vocab.nerc.ac.uk/collection/L22/current/TOOL1090/</text:a>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7">
            <text:p>plat_goes_12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http://vocab.nerc.ac.uk/collection/L22/current/TOOL1091/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7">
            <text:p>plat_goes_12_SA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http://vocab.nerc.ac.uk/collection/L22/current/TOOL1091/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7">
            <text:p>plat_goes_13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http://vocab.nerc.ac.uk/collection/L22/current/TOOL1091/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7">
            <text:p>plat_goes_14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http://vocab.nerc.ac.uk/collection/L22/current/TOOL1091/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7">
            <text:p>plat_goes_15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http://vocab.nerc.ac.uk/collection/L22/current/TOOL1091/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4">
            <text:p>plat_gosat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54/">http://vocab.nerc.ac.uk/collection/L22/current/TOOL1054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gosat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55/">http://vocab.nerc.ac.uk/collection/L22/current/TOOL1055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himawari-6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85/">http://vocab.nerc.ac.uk/collection/L22/current/TOOL1085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icesat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79/">http://vocab.nerc.ac.uk/collection/L22/current/TOOL1079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jason1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44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jason2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45/">http://vocab.nerc.ac.uk/collection/L22/current/TOOL1045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landsat_1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36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landsat_2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36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landsat_3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36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landsat_4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36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landsat_4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57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landsat_5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36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landsat_5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57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landsat_7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7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landsat_8</text:p>
          </table:table-cell>
          <table:table-cell office:value-type="string" table:style-name="ce5">
            <text:p>hasSensor</text:p>
          </table:table-cell>
          <table:table-cell office:value-type="string" table:style-name="ce9">
            <text:p><text:a xlink:href="http://vocab.nerc.ac.uk/collection/L22/current/TOOL1038/">http://vocab.nerc.ac.uk/collection/L22/current/TOOL1038/</text:a>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landsat_8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56/">http://vocab.nerc.ac.uk/collection/L22/current/TOOL1056/</text:a>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lat_meteosat_10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49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lat_meteosat_11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49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lat_meteosat_8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49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lat_meteosat_9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49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lat_metOpA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<text:a xlink:href="http://vocab.nerc.ac.uk/collection/L22/current/TOOL1067/">http://vocab.nerc.ac.uk/collection/L22/current/TOOL1067/</text:a></text:p>
          </table:table-cell>
          <table:table-cell office:value-type="string" table:style-name="ce6">
            <text:p>hasPlatform</text:p>
          </table:table-cell>
          <table:table-cell table:style-name="ce8"/>
          <table:table-cell table:number-columns-repeated="16379"/>
        </table:table-row>
        <table:table-row table:number-rows-repeated="2" table:style-name="ro1">
          <table:table-cell office:value-type="string" table:style-name="ce4">
            <text:p>plat_metOpA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0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metOpA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6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metOpA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81/">http://vocab.nerc.ac.uk/collection/L22/current/TOOL1081/</text:a>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metOpA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84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lat_metOpB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http://vocab.nerc.ac.uk/collection/L22/current/TOOL1067/</text:p>
          </table:table-cell>
          <table:table-cell office:value-type="string" table:style-name="ce6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metOpB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70/">http://vocab.nerc.ac.uk/collection/L22/current/TOOL1070/</text:a>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metOpB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6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metOpB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81/">http://vocab.nerc.ac.uk/collection/L22/current/TOOL1081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metOpB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84/">http://vocab.nerc.ac.uk/collection/L22/current/TOOL1084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metOpC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<text:a xlink:href="http://vocab.nerc.ac.uk/collection/L22/current/TOOL1067/">http://vocab.nerc.ac.uk/collection/L22/current/TOOL1067/</text:a></text:p>
          </table:table-cell>
          <table:table-cell office:value-type="string" table:style-name="ce6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metOpC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0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metOpC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6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metOpC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81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metOpC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84/">http://vocab.nerc.ac.uk/collection/L22/current/TOOL1084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nimbus7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50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noaa_6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/74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7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5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noaa_8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4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8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5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9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5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plat_noaa_10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4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0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5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1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5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2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5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3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5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4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5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5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http://vocab.nerc.ac.uk/collection/L22/current/TOOL1067/</text:p>
          </table:table-cell>
          <table:table-cell office:value-type="string" table:style-name="ce6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5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6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5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68/">http://vocab.nerc.ac.uk/collection/L22/current/TOOL1068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6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67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6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6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6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68/">http://vocab.nerc.ac.uk/collection/L22/current/TOOL1068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7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67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7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6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7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68/">http://vocab.nerc.ac.uk/collection/L22/current/TOOL1068/</text:a>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8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67/">http://vocab.nerc.ac.uk/collection/L22/current/TOOL1067/</text:a></text:p>
          </table:table-cell>
          <table:table-cell office:value-type="string" table:style-name="ce6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8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6/</text:p>
          </table:table-cell>
          <table:table-cell office:value-type="string" table:style-name="ce5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9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http://vocab.nerc.ac.uk/collection/L22/current/TOOL1067/</text:p>
          </table:table-cell>
          <table:table-cell office:value-type="string" table:style-name="ce6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plat_noaa_19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6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odin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40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odin</text:p>
          </table:table-cell>
          <table:table-cell office:value-type="string" table:style-name="ce5">
            <text:p>hasSensor</text:p>
          </table:table-cell>
          <table:table-cell office:value-type="string" table:style-name="ce9">
            <text:p><text:a xlink:href="http://vocab.nerc.ac.uk/collection/L22/current/TOOL1051/">http://vocab.nerc.ac.uk/collection/L22/current/TOOL1051/</text:a>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orbview2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0867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parasol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42/">http://vocab.nerc.ac.uk/collection/L22/current/TOOL1042/</text:a>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scisat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62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spot4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59/">http://vocab.nerc.ac.uk/collection/L22/current/TOOL1059/</text:a>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spot5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83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spot5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59/">http://vocab.nerc.ac.uk/collection/L22/current/TOOL1059/</text:a>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terra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71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terra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http://vocab.nerc.ac.uk/collection/L22/current/TOOL1035/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4">
            <text:p>plat_topexPoseidon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http://vocab.nerc.ac.uk/collection/L22/current/TOOL1043/</text:p>
          </table:table-cell>
          <table:table-cell office:value-type="string" table:style-name="ce6">
            <text:p>hasPlatform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4">
            <text:p>plat_trmm</text:p>
          </table:table-cell>
          <table:table-cell office:value-type="string" table:style-name="ce5">
            <text:p>hasSensor</text:p>
          </table:table-cell>
          <table:table-cell office:value-type="string" table:style-name="ce5">
            <text:p><text:a xlink:href="http://vocab.nerc.ac.uk/collection/L22/current/TOOL1058/">http://vocab.nerc.ac.uk/collection/L22/current/TOOL1058/</text:a></text:p>
          </table:table-cell>
          <table:table-cell office:value-type="string" table:style-name="ce5">
            <text:p>hasPlatfor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7">
            <text:p>plat_terraSar_X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http://vocab.nerc.ac.uk/collection/L22/current/TOOL1088/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7">
            <text:p>plat_tandem_X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http://vocab.nerc.ac.uk/collection/L22/current/TOOL1088/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7">
            <text:p>plat_tsx_ng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http://vocab.nerc.ac.uk/collection/L22/current/TOOL1088/</text:p>
          </table:table-cell>
          <table:table-cell office:value-type="string" table:style-name="ce6">
            <text:p>hasPlatform</text:p>
          </table:table-cell>
          <table:table-cell table:number-columns-repeated="16380" table:style-name="ce8"/>
        </table:table-row>
        <table:table-row table:style-name="ro1">
          <table:table-cell office:value-type="string" table:style-name="ce7">
            <text:p>plat_envisat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http://vocab.nerc.ac.uk/collection/L22/current/TOOL1048/</text:p>
          </table:table-cell>
          <table:table-cell office:value-type="string" table:style-name="ce6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lat_saral</text:p>
          </table:table-cell>
          <table:table-cell office:value-type="string" table:style-name="ce6">
            <text:p>hasSensor</text:p>
          </table:table-cell>
          <table:table-cell office:value-type="string" table:style-name="ce5">
            <text:p>sens_altika</text:p>
          </table:table-cell>
          <table:table-cell office:value-type="string" table:style-name="ce6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lat_snpp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viirs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lat_cryosat2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siral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lat_smos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miras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lat_meteosat_1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mviri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lat_meteosat_2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mviri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lat_meteosat_3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mviri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lat_meteosat_3_adc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mviri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lat_meteosat_3_xadc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mviri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lat_meteosat_4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mviri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lat_meteosat_5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mviri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lat_meteosat_5_iodc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mviri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lat_meteosat_6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mviri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lat_meteosat_6_iodc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mviri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lat_meteosat_7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mviri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plat_meteosat_7_iodc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mviri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lat_nimbus6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lat_noaa_8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2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lat_noaa_9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2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lat_noaa_10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2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lat_noaa_11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2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lat_noaa_12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2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lat_noaa_13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2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lat_noaa_14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2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lat_tiros_n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2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lat_noaa_6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2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lat_noaa_7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2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lat_noaa_15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3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lat_noaa_16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3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lat_noaa_17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3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lat_noaa_18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4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lat_noaa_19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4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lat_metOpA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4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lat_metOpB</text:p>
          </table:table-cell>
          <table:table-cell office:value-type="string" table:style-name="ce1">
            <text:p>hasSensor</text:p>
          </table:table-cell>
          <table:table-cell office:value-type="string" table:style-name="ce5">
            <text:p>sens_hirs4</text:p>
          </table:table-cell>
          <table:table-cell office:value-type="string" table:style-name="ce1">
            <text:p>hasPlatform</text:p>
          </table:table-cell>
          <table:table-cell table:number-columns-repeated="16380"/>
        </table:table-row>
        <table:table-row table:number-rows-repeated="1048413" table:style-name="ro2">
          <table:table-cell table:number-columns-repeated="16384"/>
        </table:table-row>
      </table:table>
      <table:table table:name="Sheet2" table:style-name="ta1">
        <table:table-column table:style-name="co5" table:number-columns-repeated="1024" table:default-cell-style-name="ce1"/>
        <table:table-column table:style-name="co6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1">
        <table:table-column table:style-name="co5" table:number-columns-repeated="1024" table:default-cell-style-name="ce1"/>
        <table:table-column table:style-name="co6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  <table:database-ranges>
        <table:database-range table:target-range-address="Sheet1.A1:Sheet1.AMJ1048561" table:name="__Anonymous_Sheet_DB__0" table:contains-header="false">
          <table:sort>
            <table:sort-by table:field-number="0"/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uthorised User</meta:initial-creator>
    <dc:creator>Windows User</dc:creator>
    <meta:creation-date>2015-10-29T15:32:23Z</meta:creation-date>
    <dc:date>2018-07-03T12:38:41Z</dc:date>
    <meta:editing-cycles>15</meta:editing-cycles>
    <meta:editing-duration>PT4004S</meta:editing-duration>
  </office:meta>
</office:document-meta>
</file>